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9e8" officeooo:paragraph-rsid="000b29e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PharmaEase Data Flow Diagram (DFD)</text:span></text:h>
      <text:h text:style-name="Heading_20_3" text:outline-level="3"><text:span text:style-name="Strong_20_Emphasis">Level 0: Context Diagram</text:span></text:h>
      <text:list xml:id="list280058216" text:style-name="L1">
        <text:list-item>
          <text:p text:style-name="P2"><text:span text:style-name="Strong_20_Emphasis">Actors (External Entities):</text:span></text:p>
          <text:list>
            <text:list-item>
              <text:p text:style-name="P2"><text:span text:style-name="Strong_20_Emphasis">Customer</text:span>: Places orders, makes payments.</text:p>
            </text:list-item>
            <text:list-item>
              <text:p text:style-name="P2"><text:span text:style-name="Strong_20_Emphasis">Druggist</text:span>: Handles offline sales, updates stock.</text:p>
            </text:list-item>
            <text:list-item>
              <text:p text:style-name="P2"><text:span text:style-name="Strong_20_Emphasis">Pharmacy Admin</text:span>: Manages inventory and financials.</text:p>
            </text:list-item>
            <text:list-item>
              <text:p text:style-name="P2"><text:span text:style-name="Strong_20_Emphasis">Vendor</text:span>: Supplies medicines to pharmacies.</text:p>
            </text:list-item>
            <text:list-item>
              <text:p text:style-name="P2"><text:span text:style-name="Strong_20_Emphasis">Super Admin</text:span>: Oversees all pharmacies.</text:p>
            </text:list-item>
          </text:list>
        </text:list-item>
        <text:list-item>
          <text:p text:style-name="P2"><text:span text:style-name="Strong_20_Emphasis">System Boundary:</text:span></text:p>
          <text:list>
            <text:list-item>
              <text:p text:style-name="P2"><text:span text:style-name="Strong_20_Emphasis">PharmaEase System</text:span> (Spring Boot backend + React frontend).</text:p>
            </text:list-item>
          </text:list>
        </text:list-item>
        <text:list-item>
          <text:p text:style-name="P2"><text:span text:style-name="Strong_20_Emphasis">Data Flow:</text:span></text:p>
          <text:list>
            <text:list-item>
              <text:p text:style-name="P2"><text:span text:style-name="Strong_20_Emphasis">Customer → PharmaEase</text:span> (Searches medicine, places order, makes payment).</text:p>
            </text:list-item>
            <text:list-item>
              <text:p text:style-name="P2"><text:span text:style-name="Strong_20_Emphasis">Druggist → PharmaEase</text:span> (Updates stock, sells medicines offline).</text:p>
            </text:list-item>
            <text:list-item>
              <text:p text:style-name="P2"><text:span text:style-name="Strong_20_Emphasis">Admin → PharmaEase</text:span> (Monitors sales, manages stock).</text:p>
            </text:list-item>
            <text:list-item>
              <text:p text:style-name="P2"><text:span text:style-name="Strong_20_Emphasis">Vendor → PharmaEase</text:span> (Supplies medicines to pharmacies).</text:p>
            </text:list-item>
            <text:list-item>
              <text:p text:style-name="P2"><text:span text:style-name="Strong_20_Emphasis">Super Admin → PharmaEase</text:span> (Manages pharmacy registrations, controls acces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Level 1: High-Level Data Flow</text:span></text:h>
      <text:list xml:id="list2483238545" text:style-name="L2">
        <text:list-item>
          <text:p text:style-name="P3"><text:span text:style-name="Strong_20_Emphasis">Customer Interactions</text:span></text:p>
          <text:list>
            <text:list-item>
              <text:p text:style-name="P3">Customer searches for medicines (Medicine DB Query).</text:p>
            </text:list-item>
            <text:list-item>
              <text:p text:style-name="P3">Adds medicines to cart (Cart DB Update).</text:p>
            </text:list-item>
            <text:list-item>
              <text:p text:style-name="P3">Proceeds to checkout (Order Processing).</text:p>
            </text:list-item>
            <text:list-item>
              <text:p text:style-name="P3">Makes payment (Payment Gateway).</text:p>
            </text:list-item>
            <text:list-item>
              <text:p text:style-name="P3">Order is forwarded to the respective <text:span text:style-name="Strong_20_Emphasis">pharmacy</text:span> (Order Processing).</text:p>
            </text:list-item>
            <text:list-item>
              <text:p text:style-name="P3">Customer gets order confirmation (Notification System).</text:p>
            </text:list-item>
          </text:list>
        </text:list-item>
        <text:list-item>
          <text:p text:style-name="P3"><text:span text:style-name="Strong_20_Emphasis">Druggist Operations</text:span></text:p>
          <text:list>
            <text:list-item>
              <text:p text:style-name="P3">Searches inventory (Medicine DB Query).</text:p>
            </text:list-item>
            <text:list-item>
              <text:p text:style-name="P3">Sells medicines offline (Sales DB Update).</text:p>
            </text:list-item>
            <text:list-item>
              <text:p text:style-name="P3">Raises stock requests to vendors (Stock Request to Vendor).</text:p>
            </text:list-item>
            <text:list-item>
              <text:p text:style-name="P3">Receives stock from vendors (Inventory Update).</text:p>
            </text:list-item>
          </text:list>
        </text:list-item>
        <text:list-item>
          <text:p text:style-name="P3"><text:span text:style-name="Strong_20_Emphasis">Pharmacy Admin Operations</text:span></text:p>
          <text:list>
            <text:list-item>
              <text:p text:style-name="P3"><text:soft-page-break/>Approves/rejects druggist sales requests.</text:p>
            </text:list-item>
            <text:list-item>
              <text:p text:style-name="P3">Monitors stock levels (Stock DB Query).</text:p>
            </text:list-item>
            <text:list-item>
              <text:p text:style-name="P3">Approves stock requests to vendors.</text:p>
            </text:list-item>
            <text:list-item>
              <text:p text:style-name="P3">Views financial transactions.</text:p>
            </text:list-item>
          </text:list>
        </text:list-item>
        <text:list-item>
          <text:p text:style-name="P3"><text:span text:style-name="Strong_20_Emphasis">Vendor Operations</text:span></text:p>
          <text:list>
            <text:list-item>
              <text:p text:style-name="P3">Receives stock requests from pharmacies.</text:p>
            </text:list-item>
            <text:list-item>
              <text:p text:style-name="P3">Supplies medicines.</text:p>
            </text:list-item>
            <text:list-item>
              <text:p text:style-name="P3">Updates stock availability.</text:p>
            </text:list-item>
          </text:list>
        </text:list-item>
        <text:list-item>
          <text:p text:style-name="P3"><text:span text:style-name="Strong_20_Emphasis">Super Admin Operations</text:span></text:p>
          <text:list>
            <text:list-item>
              <text:p text:style-name="P3">Approves new pharmacy registrations.</text:p>
            </text:list-item>
            <text:list-item>
              <text:p text:style-name="P3">Grants/revokes access to pharmacies.</text:p>
            </text:list-item>
            <text:list-item>
              <text:p text:style-name="P3">Manages the <text:span text:style-name="Strong_20_Emphasis">global cart</text:span> and pharmacy-level databas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Level 2: Detailed Data Flow</text:span></text:h>
      <text:list xml:id="list3486389681" text:style-name="L3">
        <text:list-item>
          <text:p text:style-name="P4"><text:span text:style-name="Strong_20_Emphasis">Customer Orders a Medicine</text:span></text:p>
          <text:list>
            <text:list-item>
              <text:p text:style-name="P4"><text:span text:style-name="Strong_20_Emphasis">Input</text:span>: Customer searches for a medicine.</text:p>
            </text:list-item>
            <text:list-item>
              <text:p text:style-name="P4"><text:span text:style-name="Strong_20_Emphasis">Process</text:span>: Query <text:span text:style-name="Strong_20_Emphasis">Medicine DB</text:span> for availability.</text:p>
            </text:list-item>
            <text:list-item>
              <text:p text:style-name="P4"><text:span text:style-name="Strong_20_Emphasis">Output</text:span>: Show available medicines.</text:p>
            </text:list-item>
            <text:list-item>
              <text:p text:style-name="P4"><text:span text:style-name="Strong_20_Emphasis">Input</text:span>: Customer adds medicine to cart.</text:p>
            </text:list-item>
            <text:list-item>
              <text:p text:style-name="P4"><text:span text:style-name="Strong_20_Emphasis">Process</text:span>: Update <text:span text:style-name="Strong_20_Emphasis">Cart DB</text:span> under the <text:span text:style-name="Strong_20_Emphasis">Super Admin DB</text:span>.</text:p>
            </text:list-item>
            <text:list-item>
              <text:p text:style-name="P4"><text:span text:style-name="Strong_20_Emphasis">Output</text:span>: Cart updated.</text:p>
            </text:list-item>
            <text:list-item>
              <text:p text:style-name="P4"><text:span text:style-name="Strong_20_Emphasis">Input</text:span>: Customer proceeds to checkout.</text:p>
            </text:list-item>
            <text:list-item>
              <text:p text:style-name="P4"><text:span text:style-name="Strong_20_Emphasis">Process</text:span>: Split order by pharmacy (if medicines are from different pharmacies).</text:p>
            </text:list-item>
            <text:list-item>
              <text:p text:style-name="P4"><text:span text:style-name="Strong_20_Emphasis">Output</text:span>: Order created in <text:span text:style-name="Strong_20_Emphasis">Sales DB</text:span> of each respective pharmacy.</text:p>
            </text:list-item>
            <text:list-item>
              <text:p text:style-name="P4"><text:span text:style-name="Strong_20_Emphasis">Input</text:span>: Customer makes payment.</text:p>
            </text:list-item>
            <text:list-item>
              <text:p text:style-name="P4"><text:span text:style-name="Strong_20_Emphasis">Process</text:span>: Process transaction via <text:span text:style-name="Strong_20_Emphasis">Payment Gateway</text:span>.</text:p>
            </text:list-item>
            <text:list-item>
              <text:p text:style-name="P4"><text:span text:style-name="Strong_20_Emphasis">Output</text:span>: Payment confirmed, order marked as "Paid".</text:p>
            </text:list-item>
          </text:list>
        </text:list-item>
        <text:list-item>
          <text:p text:style-name="P4"><text:span text:style-name="Strong_20_Emphasis">Druggist Handles Offline Sale</text:span></text:p>
          <text:list>
            <text:list-item>
              <text:p text:style-name="P4"><text:span text:style-name="Strong_20_Emphasis">Input</text:span>: Druggist searches for medicine in stock.</text:p>
            </text:list-item>
            <text:list-item>
              <text:p text:style-name="P4"><text:span text:style-name="Strong_20_Emphasis">Process</text:span>: Query <text:span text:style-name="Strong_20_Emphasis">Pharmacy Medicine DB</text:span>.</text:p>
            </text:list-item>
            <text:list-item>
              <text:p text:style-name="P4"><text:span text:style-name="Strong_20_Emphasis">Output</text:span>: Medicine details displayed.</text:p>
            </text:list-item>
            <text:list-item>
              <text:p text:style-name="P4"><text:span text:style-name="Strong_20_Emphasis">Input</text:span>: Druggist sells medicine to walk-in customer.</text:p>
            </text:list-item>
            <text:list-item>
              <text:p text:style-name="P4"><text:soft-page-break/><text:span text:style-name="Strong_20_Emphasis">Process</text:span>: Reduce <text:span text:style-name="Strong_20_Emphasis">stock count</text:span> in <text:span text:style-name="Strong_20_Emphasis">Medicine DB</text:span>, log sale in <text:span text:style-name="Strong_20_Emphasis">Sales DB</text:span>.</text:p>
            </text:list-item>
            <text:list-item>
              <text:p text:style-name="P4"><text:span text:style-name="Strong_20_Emphasis">Output</text:span>: Sale recorded.</text:p>
            </text:list-item>
          </text:list>
        </text:list-item>
        <text:list-item>
          <text:p text:style-name="P4"><text:span text:style-name="Strong_20_Emphasis">Vendor Supplies Stock</text:span></text:p>
          <text:list>
            <text:list-item>
              <text:p text:style-name="P4"><text:span text:style-name="Strong_20_Emphasis">Input</text:span>: Pharmacy requests stock.</text:p>
            </text:list-item>
            <text:list-item>
              <text:p text:style-name="P4"><text:span text:style-name="Strong_20_Emphasis">Process</text:span>: Vendor receives stock request.</text:p>
            </text:list-item>
            <text:list-item>
              <text:p text:style-name="P4"><text:span text:style-name="Strong_20_Emphasis">Output</text:span>: Vendor processes and ships medicines.</text:p>
            </text:list-item>
            <text:list-item>
              <text:p text:style-name="P4"><text:span text:style-name="Strong_20_Emphasis">Input</text:span>: Vendor updates stock availability.</text:p>
            </text:list-item>
            <text:list-item>
              <text:p text:style-name="P4"><text:span text:style-name="Strong_20_Emphasis">Process</text:span>: Update <text:span text:style-name="Strong_20_Emphasis">Vendor Stock DB</text:span> and notify pharmacies.</text:p>
            </text:list-item>
            <text:list-item>
              <text:p text:style-name="P4"><text:span text:style-name="Strong_20_Emphasis">Output</text:span>: Pharmacies see updated stock.</text:p>
            </text:list-item>
          </text:list>
        </text:list-item>
        <text:list-item>
          <text:p text:style-name="P4"><text:span text:style-name="Strong_20_Emphasis">Super Admin Manages Access</text:span></text:p>
          <text:list>
            <text:list-item>
              <text:p text:style-name="P4"><text:span text:style-name="Strong_20_Emphasis">Input</text:span>: New pharmacy applies for registration.</text:p>
            </text:list-item>
            <text:list-item>
              <text:p text:style-name="P4"><text:span text:style-name="Strong_20_Emphasis">Process</text:span>: Super Admin reviews and approves registration.</text:p>
            </text:list-item>
            <text:list-item>
              <text:p text:style-name="P4"><text:span text:style-name="Strong_20_Emphasis">Output</text:span>: Pharmacy granted access, <text:span text:style-name="Strong_20_Emphasis">new Pharmacy DB created</text:span>.</text:p>
            </text:list-item>
          </text:list>
        </text:list-item>
      </text:list>
      <text:p text:style-name="P1">`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9T22:32:18.438426449</meta:creation-date>
    <dc:date>2025-03-29T23:10:31.227869003</dc:date>
    <meta:editing-duration>PT20M41S</meta:editing-duration>
    <meta:editing-cycles>1</meta:editing-cycles>
    <meta:document-statistic meta:table-count="0" meta:image-count="0" meta:object-count="0" meta:page-count="3" meta:paragraph-count="75" meta:word-count="475" meta:character-count="3056" meta:non-whitespace-character-count="2726"/>
    <meta:generator>LibreOffice/6.4.7.2$Linux_X86_64 LibreOffice_project/40$Build-2</meta:generator>
  </office:meta>
</office:document-meta>
</file>